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T1" style:family="text">
      <style:text-properties style:font-name="Arial" style:font-name-asian="ＭＳ Ｐゴシック" style:font-name-complex="Mang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7" table:number-columns-repeated="2"/>
          <table:table-cell table:style-name="ce27" office:value-type="string">
            <text:p>GPS</text:p>
          </table:table-cell>
          <table:table-cell table:style-name="ce27" office:value-type="string">
            <text:p>concate</text:p>
          </table:table-cell>
          <table:table-cell table:style-name="ce27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2-11_07-56-07_000.jpg</text:p>
          </table:table-cell>
          <table:table-cell table:style-name="ce15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13 E-139-34-49.82</text:p>
          </table:table-cell>
          <table:table-cell table:style-name="ce28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2-11_10-13-07_000.jpg</text:p>
          </table:table-cell>
          <table:table-cell table:style-name="ce15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7.52 E-139-34-49.6</text:p>
          </table:table-cell>
          <table:table-cell table:style-name="ce28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2-11_14-31-31_000.jpg</text:p>
          </table:table-cell>
          <table:table-cell table:style-name="ce15" office:value-type="string">
            <text:p>:bookmemo / 読んだ本 / 『ユダヤ教』 / 著者=モリスン＋ブラウン、著、秦剛平、訳</text:p>
          </table:table-cell>
          <table:table-cell table:style-name="ce21"/>
          <table:table-cell table:style-name="ce3"/>
          <table:table-cell table:style-name="ce3" office:value-type="string">
            <text:p>N-35-35-28.4 E-139-34-49.11</text:p>
          </table:table-cell>
          <table:table-cell table:style-name="ce28" table:formula="of:=IF([.E4]=&quot;&quot;;[.C4];CONCATENATE([.C4];&quot; / &quot;;[.E4]))" office:value-type="string" office:string-value=":bookmemo / 読んだ本 / 『ユダヤ教』 / 著者=モリスン＋ブラウン、著、秦剛平、訳">
            <text:p>:bookmemo / 読んだ本 / 『ユダヤ教』 / 著者=モリスン＋ブラウン、著、秦剛平、訳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2-11_14-31-42_000.jpg</text:p>
          </table:table-cell>
          <table:table-cell table:style-name="ce15" office:value-type="string">
            <text:p>:m 読みたい本 / ジャンル　分野　リスト / ソフトバンククリエイティブ　『ユダヤ教』、モリスン＋ブラウン、著、秦剛平、訳 / 裏表紙 / genre=宗教</text:p>
          </table:table-cell>
          <table:table-cell table:style-name="ce20"/>
          <table:table-cell table:style-name="ce3"/>
          <table:table-cell table:style-name="ce3" office:value-type="string">
            <text:p>N-35-35-28.53 E-139-34-49.49</text:p>
          </table:table-cell>
          <table:table-cell table:style-name="ce28" table:formula="of:=IF([.E5]=&quot;&quot;;[.C5];CONCATENATE([.C5];&quot; / &quot;;[.E5]))" office:value-type="string" office:string-value=":m 読みたい本 / ジャンル　分野　リスト / ソフトバンククリエイティブ　『ユダヤ教』、モリスン＋ブラウン、著、秦剛平、訳 / 裏表紙 / genre=宗教">
            <text:p>:m 読みたい本 / ジャンル　分野　リスト / ソフトバンククリエイティブ　『ユダヤ教』、モリスン＋ブラウン、著、秦剛平、訳 / 裏表紙 / genre=宗教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12-11_16-20-51_000.jpg</text:p>
          </table:table-cell>
          <table:table-cell table:style-name="ce15" office:value-type="string">
            <text:p>:bookmemo / 読んだ本 / 『自力整体法』 / 著者=矢上裕</text:p>
          </table:table-cell>
          <table:table-cell table:style-name="ce20"/>
          <table:table-cell table:style-name="ce3"/>
          <table:table-cell table:style-name="ce3" office:value-type="string">
            <text:p>N-35-35-28.29 E-139-34-49.22</text:p>
          </table:table-cell>
          <table:table-cell table:style-name="ce28" table:formula="of:=IF([.E6]=&quot;&quot;;[.C6];CONCATENATE([.C6];&quot; / &quot;;[.E6]))" office:value-type="string" office:string-value=":bookmemo / 読んだ本 / 『自力整体法』 / 著者=矢上裕">
            <text:p>:bookmemo / 読んだ本 / 『自力整体法』 / 著者=矢上裕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2-11_17-00-40_000.jpg</text:p>
          </table:table-cell>
          <table:table-cell table:style-name="ce14" office:value-type="string">
            <text:p>:m 1-2*2 RES / 245 / 『古典場から量子場への道』　高橋康 / p.104</text:p>
          </table:table-cell>
          <table:table-cell table:style-name="ce12"/>
          <table:table-cell table:style-name="ce3"/>
          <table:table-cell table:style-name="ce3" office:value-type="string">
            <text:p>N-35-35-28.61 E-139-34-49.49</text:p>
          </table:table-cell>
          <table:table-cell table:style-name="ce28" table:formula="of:=IF([.E7]=&quot;&quot;;[.C7];CONCATENATE([.C7];&quot; / &quot;;[.E7]))" office:value-type="string" office:string-value=":m 1-2*2 RES / 245 / 『古典場から量子場への道』　高橋康 / p.104">
            <text:p>:m 1-2*2 RES / 245 / 『古典場から量子場への道』　高橋康 / p.104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3" office:value-type="string">
            <text:p>2019-12-11_20-33-56_000.jpg</text:p>
          </table:table-cell>
          <table:table-cell table:style-name="ce15" office:value-type="string">
            <text:p>:m music / log / gt / || s.1:fs-1,sn=1211-1,R=1 || s.2:et-6,r,patt-23(1).n,for=flamenco:arpeggio,score+,chord=D△;A6;A+3;A6+5,tune=KA-1,(1)-1,(1)-2,(1)-3,R=2 || s.3:et-6,r,patt-24(1).n,for=flamenco:alzapua,score~,tune=KA-1,R=3 || s.4:et-6,r,patt-25(1).n,for=flamenco:rasgueado,score~,tune=KA-1,R=3</text:p>
          </table:table-cell>
          <table:table-cell table:style-name="ce14"/>
          <table:table-cell table:style-name="ce3"/>
          <table:table-cell table:style-name="ce3" office:value-type="string">
            <text:p>N-35-35-28.81 E-139-34-49.38</text:p>
          </table:table-cell>
          <table:table-cell table:style-name="ce28" table:formula="of:=IF([.E8]=&quot;&quot;;[.C8];CONCATENATE([.C8];&quot; / &quot;;[.E8]))" office:value-type="string" office:string-value=":m music / log / gt / || s.1:fs-1,sn=1211-1,R=1 || s.2:et-6,r,patt-23(1).n,for=flamenco:arpeggio,score+,chord=D△;A6;A+3;A6+5,tune=KA-1,(1)-1,(1)-2,(1)-3,R=2 || s.3:et-6,r,patt-24(1).n,for=flamenco:alzapua,score~,tune=KA-1,R=3 || s.4:et-6,r,patt-25(1).n,for=flamenco:rasgueado,score~,tune=KA-1,R=3">
            <text:p>:m music / log / gt / || s.1:fs-1,sn=1211-1,R=1 || s.2:et-6,r,patt-23(1).n,for=flamenco:arpeggio,score+,chord=D△;A6;A+3;A6+5,tune=KA-1,(1)-1,(1)-2,(1)-3,R=2 || s.3:et-6,r,patt-24(1).n,for=flamenco:alzapua,score~,tune=KA-1,R=3 || s.4:et-6,r,patt-25(1).n,for=flamenco:rasgueado,score~,tune=KA-1,R=3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12-11_20-59-59_000.jpg</text:p>
          </table:table-cell>
          <table:table-cell table:style-name="ce15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27 E-139-34-49.65</text:p>
          </table:table-cell>
          <table:table-cell table:style-name="ce28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12-12_00-01-01_000.jpg</text:p>
          </table:table-cell>
          <table:table-cell table:style-name="ce15" office:value-type="string">
            <text:p>-*</text:p>
          </table:table-cell>
          <table:table-cell table:style-name="ce15"/>
          <table:table-cell table:style-name="ce3"/>
          <table:table-cell table:style-name="ce3" office:value-type="string">
            <text:p>N-35-35-27.98 E-139-34-49.87</text:p>
          </table:table-cell>
          <table:table-cell table:style-name="ce28" table:formula="of:=IF([.E10]=&quot;&quot;;[.C10];CONCATENATE([.C10];&quot; / &quot;;[.E10]))" office:value-type="string" office:string-value="-*">
            <text:p>-*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12-12_00-01-01_001.jpg</text:p>
          </table:table-cell>
          <table:table-cell table:style-name="ce15" office:value-type="string">
            <text:p>:m Other / やること / 寝る前 / ツボ押し、ストレッチ</text:p>
          </table:table-cell>
          <table:table-cell table:style-name="ce12"/>
          <table:table-cell table:style-name="ce3"/>
          <table:table-cell table:style-name="ce3" office:value-type="string">
            <text:p>N-35-35-27.98 E-139-34-49.87</text:p>
          </table:table-cell>
          <table:table-cell table:style-name="ce28" table:formula="of:=IF([.E11]=&quot;&quot;;[.C11];CONCATENATE([.C11];&quot; / &quot;;[.E11]))" office:value-type="string" office:string-value=":m Other / やること / 寝る前 / ツボ押し、ストレッチ">
            <text:p>:m Other / やること / 寝る前 / ツボ押し、ストレッチ</text:p>
          </table:table-cell>
          <table:table-cell table:style-name="ce3" office:value-type="string">
            <text:p>)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12-12_00-19-06_000.jpg</text:p>
          </table:table-cell>
          <table:table-cell table:style-name="ce14" office:value-type="string">
            <text:p>:m :PHOTO 寝た時刻 / 2019</text:p>
          </table:table-cell>
          <table:table-cell table:style-name="ce14"/>
          <table:table-cell table:style-name="ce3"/>
          <table:table-cell table:style-name="ce3" office:value-type="string">
            <text:p>N-35-35-28.34 E-139-34-49.43</text:p>
          </table:table-cell>
          <table:table-cell table:style-name="ce28" table:formula="of:=IF([.E12]=&quot;&quot;;[.C12];CONCATENATE([.C12];&quot; / &quot;;[.E12]))" office:value-type="string" office:string-value=":m :PHOTO 寝た時刻 / 2019">
            <text:p>:m :PHOTO 寝た時刻 / 2019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12-12_06-04-28_000.jpg</text:p>
          </table:table-cell>
          <table:table-cell table:style-name="ce15" office:value-type="string">
            <text:p>:m other / 記録　文書 / @自室 / 祈り / 祈りの言葉、文句のリスト / version=1</text:p>
          </table:table-cell>
          <table:table-cell table:style-name="ce15"/>
          <table:table-cell table:style-name="ce3"/>
          <table:table-cell table:style-name="ce3" office:value-type="string">
            <text:p>N-35-35-28.44 E-139-34-50.15</text:p>
          </table:table-cell>
          <table:table-cell table:style-name="ce28" table:formula="of:=IF([.E13]=&quot;&quot;;[.C13];CONCATENATE([.C13];&quot; / &quot;;[.E13]))" office:value-type="string" office:string-value=":m other / 記録　文書 / @自室 / 祈り / 祈りの言葉、文句のリスト / version=1">
            <text:p>:m other / 記録　文書 / @自室 / 祈り / 祈りの言葉、文句のリスト / version=1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19-12-12_06-04-39_000.jpg</text:p>
          </table:table-cell>
          <table:table-cell table:style-name="ce15" office:value-type="string">
            <text:p>:m other / 記録　文書 / @自室 / 祈り / 手順、準備するもの、置き場所、用意するもの / version=1</text:p>
          </table:table-cell>
          <table:table-cell table:style-name="ce20"/>
          <table:table-cell table:style-name="ce3"/>
          <table:table-cell table:style-name="ce3" office:value-type="string">
            <text:p>N-35-35-28.72 E-139-34-49.71</text:p>
          </table:table-cell>
          <table:table-cell table:style-name="ce28" table:formula="of:=IF([.E14]=&quot;&quot;;[.C14];CONCATENATE([.C14];&quot; / &quot;;[.E14]))" office:value-type="string" office:string-value=":m other / 記録　文書 / @自室 / 祈り / 手順、準備するもの、置き場所、用意するもの / version=1">
            <text:p>:m other / 記録　文書 / @自室 / 祈り / 手順、準備するもの、置き場所、用意するもの / version=1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19-12-12_06-07-49_000.jpg</text:p>
          </table:table-cell>
          <table:table-cell table:style-name="ce15" office:value-type="string">
            <text:p>:m :PHOTO 起きた時刻 / 2019</text:p>
          </table:table-cell>
          <table:table-cell table:style-name="ce14"/>
          <table:table-cell table:style-name="ce3"/>
          <table:table-cell table:style-name="ce3" office:value-type="string">
            <text:p>N-35-35-28.86 E-139-34-49.65</text:p>
          </table:table-cell>
          <table:table-cell table:style-name="ce28" table:formula="of:=IF([.E15]=&quot;&quot;;[.C15];CONCATENATE([.C15];&quot; / &quot;;[.E15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09-01_18-16-04_000.m4a</text:p>
          </table:table-cell>
          <table:table-cell table:style-name="ce6" office:value-type="string">
            <text:p>:VOICE-MEMO / @自室 / 記録 / guitar,gt / g-0901-5 / f-2 rev,var-1;sec-A,R=5,k.C</text:p>
          </table:table-cell>
          <table:table-cell table:style-name="ce15"/>
          <table:table-cell table:style-name="ce3"/>
          <table:table-cell table:style-name="ce3"/>
          <table:table-cell table:style-name="ce28" table:formula="of:=IF([.E16]=&quot;&quot;;[.C16];CONCATENATE([.C16];&quot; / &quot;;[.E16]))" office:value-type="string" office:string-value=":VOICE-MEMO / @自室 / 記録 / guitar,gt / g-0901-5 / f-2 rev,var-1;sec-A,R=5,k.C">
            <text:p>:VOICE-MEMO / @自室 / 記録 / guitar,gt / g-0901-5 / f-2 rev,var-1;sec-A,R=5,k.C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09-01_18-19-05_000.m4a</text:p>
          </table:table-cell>
          <table:table-cell table:style-name="ce6" office:value-type="string">
            <text:p>:VOICE-MEMO / @自室 / 記録 / guitar,gt / g-0901-6 / f-2 sec-B.N,R=6</text:p>
          </table:table-cell>
          <table:table-cell table:style-name="ce15"/>
          <table:table-cell table:style-name="ce3"/>
          <table:table-cell table:style-name="ce3"/>
          <table:table-cell table:style-name="ce28" table:formula="of:=IF([.E17]=&quot;&quot;;[.C17];CONCATENATE([.C17];&quot; / &quot;;[.E17]))" office:value-type="string" office:string-value=":VOICE-MEMO / @自室 / 記録 / guitar,gt / g-0901-6 / f-2 sec-B.N,R=6">
            <text:p>:VOICE-MEMO / @自室 / 記録 / guitar,gt / g-0901-6 / f-2 sec-B.N,R=6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09-01_18-29-54_000.m4a</text:p>
          </table:table-cell>
          <table:table-cell table:style-name="ce6" office:value-type="string">
            <text:p>:VOICE-MEMO / @自室 / 記録 / guitar,gt / g-0901-7 / f-35.N k.B,cap.2,R=7</text:p>
          </table:table-cell>
          <table:table-cell table:style-name="ce12"/>
          <table:table-cell table:style-name="ce3"/>
          <table:table-cell table:style-name="ce3"/>
          <table:table-cell table:style-name="ce28" table:formula="of:=IF([.E18]=&quot;&quot;;[.C18];CONCATENATE([.C18];&quot; / &quot;;[.E18]))" office:value-type="string" office:string-value=":VOICE-MEMO / @自室 / 記録 / guitar,gt / g-0901-7 / f-35.N k.B,cap.2,R=7">
            <text:p>:VOICE-MEMO / @自室 / 記録 / guitar,gt / g-0901-7 / f-35.N k.B,cap.2,R=7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09-01_18-35-33_000.m4a</text:p>
          </table:table-cell>
          <table:table-cell table:style-name="ce19" office:value-type="string">
            <text:p><text:span text:style-name="T1">:VOICE-MEMO / @</text:span><text:span text:style-name="T1">自室 </text:span><text:span text:style-name="T1">/ </text:span><text:span text:style-name="T1">記録 </text:span><text:span text:style-name="T1">/ guitar,gt / g-0901-8 / f-33.N R=8,k.A/E</text:span></text:p>
          </table:table-cell>
          <table:table-cell table:style-name="ce3"/>
          <table:table-cell table:style-name="ce3"/>
          <table:table-cell table:style-name="ce3"/>
          <table:table-cell table:style-name="ce28" table:formula="of:=IF([.E19]=&quot;&quot;;[.C19];CONCATENATE([.C19];&quot; / &quot;;[.E19]))" office:value-type="string" office:string-value=":VOICE-MEMO / @自室 / 記録 / guitar,gt / g-0901-8 / f-33.N R=8,k.A/E">
            <text:p>:VOICE-MEMO / @自室 / 記録 / guitar,gt / g-0901-8 / f-33.N R=8,k.A/E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09-01_23-00-11_000.m4a</text:p>
          </table:table-cell>
          <table:table-cell table:style-name="ce15" office:value-type="string">
            <text:p>:VOICE-MEMO / @自宅 / diary / 初めて / 座禅のストレッチ、結跏趺坐、脚をさらに持ち上げる</text:p>
          </table:table-cell>
          <table:table-cell table:style-name="ce3"/>
          <table:table-cell table:style-name="ce3"/>
          <table:table-cell table:style-name="ce3"/>
          <table:table-cell table:style-name="ce28" table:formula="of:=IF([.E20]=&quot;&quot;;[.C20];CONCATENATE([.C20];&quot; / &quot;;[.E20]))" office:value-type="string" office:string-value=":VOICE-MEMO / @自宅 / diary / 初めて / 座禅のストレッチ、結跏趺坐、脚をさらに持ち上げる">
            <text:p>:VOICE-MEMO / @自宅 / diary / 初めて / 座禅のストレッチ、結跏趺坐、脚をさらに持ち上げる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09-02_17-34-45_000.m4a</text:p>
          </table:table-cell>
          <table:table-cell table:style-name="ce19" office:value-type="string">
            <text:p><text:span text:style-name="T1">:VOICE-MEMO / @</text:span><text:span text:style-name="T1">自室 </text:span><text:span text:style-name="T1">/ </text:span><text:span text:style-name="T1">記録 </text:span><text:span text:style-name="T1">/ guitar,gt / g-0902-1 / c.p.-7.N ref=email-1,R=1,k.C,cp=I-V-VIm-Ⅲm~Ⅳ-I-Ⅳ-V</text:span></text:p>
          </table:table-cell>
          <table:table-cell table:style-name="ce20"/>
          <table:table-cell table:style-name="ce3"/>
          <table:table-cell table:style-name="ce3"/>
          <table:table-cell table:style-name="ce28" table:formula="of:=IF([.E21]=&quot;&quot;;[.C21];CONCATENATE([.C21];&quot; / &quot;;[.E21]))" office:value-type="string" office:string-value=":VOICE-MEMO / @自室 / 記録 / guitar,gt / g-0902-1 / c.p.-7.N ref=email-1,R=1,k.C,cp=I-V-VIm-Ⅲm~Ⅳ-I-Ⅳ-V">
            <text:p>:VOICE-MEMO / @自室 / 記録 / guitar,gt / g-0902-1 / c.p.-7.N ref=email-1,R=1,k.C,cp=I-V-VIm-Ⅲm~Ⅳ-I-Ⅳ-V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09-02_17-38-14_000.m4a</text:p>
          </table:table-cell>
          <table:table-cell table:style-name="ce19" office:value-type="string">
            <text:p><text:span text:style-name="T1">:VOICE-MEMO / @</text:span><text:span text:style-name="T1">自室 </text:span><text:span text:style-name="T1">/ </text:span><text:span text:style-name="T1">記録 </text:span><text:span text:style-name="T1">/ guitar,gt / g-0902-2 / c.p.-7 k.D,style=backing,R=2</text:span></text:p>
          </table:table-cell>
          <table:table-cell table:style-name="ce20"/>
          <table:table-cell table:style-name="ce3"/>
          <table:table-cell table:style-name="ce3"/>
          <table:table-cell table:style-name="ce28" table:formula="of:=IF([.E22]=&quot;&quot;;[.C22];CONCATENATE([.C22];&quot; / &quot;;[.E22]))" office:value-type="string" office:string-value=":VOICE-MEMO / @自室 / 記録 / guitar,gt / g-0902-2 / c.p.-7 k.D,style=backing,R=2">
            <text:p>:VOICE-MEMO / @自室 / 記録 / guitar,gt / g-0902-2 / c.p.-7 k.D,style=backing,R=2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09-02_17-46-12_000.m4a</text:p>
          </table:table-cell>
          <table:table-cell table:style-name="ce19" office:value-type="string">
            <text:p><text:span text:style-name="T1">:VOICE-MEMO / @</text:span><text:span text:style-name="T1">自室 </text:span><text:span text:style-name="T1">/ </text:span><text:span text:style-name="T1">記録 </text:span><text:span text:style-name="T1">/ guitar,gt / g-0902-3 / f-36.N ins=g+h,R=3,cp=c.p.-7</text:span></text:p>
          </table:table-cell>
          <table:table-cell table:style-name="ce12"/>
          <table:table-cell table:style-name="ce3"/>
          <table:table-cell table:style-name="ce3"/>
          <table:table-cell table:style-name="ce28" table:formula="of:=IF([.E23]=&quot;&quot;;[.C23];CONCATENATE([.C23];&quot; / &quot;;[.E23]))" office:value-type="string" office:string-value=":VOICE-MEMO / @自室 / 記録 / guitar,gt / g-0902-3 / f-36.N ins=g+h,R=3,cp=c.p.-7">
            <text:p>:VOICE-MEMO / @自室 / 記録 / guitar,gt / g-0902-3 / f-36.N ins=g+h,R=3,cp=c.p.-7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09-02_17-53-06_000.m4a</text:p>
          </table:table-cell>
          <table:table-cell table:style-name="ce19" office:value-type="string">
            <text:p><text:span text:style-name="T1">:VOICE-MEMO / @</text:span><text:span text:style-name="T1">自室 </text:span><text:span text:style-name="T1">/ </text:span><text:span text:style-name="T1">記録 </text:span><text:span text:style-name="T1">/ guitar,gt / g-0902-4 / f-37.N(copy) src=canon(pachelbell),k.C,R=4</text:span></text:p>
          </table:table-cell>
          <table:table-cell table:style-name="ce3"/>
          <table:table-cell table:style-name="ce3"/>
          <table:table-cell table:style-name="ce3"/>
          <table:table-cell table:style-name="ce28" table:formula="of:=IF([.E24]=&quot;&quot;;[.C24];CONCATENATE([.C24];&quot; / &quot;;[.E24]))" office:value-type="string" office:string-value=":VOICE-MEMO / @自室 / 記録 / guitar,gt / g-0902-4 / f-37.N(copy) src=canon(pachelbell),k.C,R=4">
            <text:p>:VOICE-MEMO / @自室 / 記録 / guitar,gt / g-0902-4 / f-37.N(copy) src=canon(pachelbell),k.C,R=4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09-02_18-07-18_000.m4a</text:p>
          </table:table-cell>
          <table:table-cell table:style-name="ce19" office:value-type="string">
            <text:p><text:span text:style-name="T1">:VOICE-MEMO / @</text:span><text:span text:style-name="T1">自室 </text:span><text:span text:style-name="T1">/ </text:span><text:span text:style-name="T1">記録 </text:span><text:span text:style-name="T1">/ guitar,gt / g-0902-5 / f-38.N type=blues-like,k.Em,R=5</text:span></text:p>
          </table:table-cell>
          <table:table-cell table:style-name="ce3"/>
          <table:table-cell table:style-name="ce3"/>
          <table:table-cell table:style-name="ce3"/>
          <table:table-cell table:style-name="ce28" table:formula="of:=IF([.E25]=&quot;&quot;;[.C25];CONCATENATE([.C25];&quot; / &quot;;[.E25]))" office:value-type="string" office:string-value=":VOICE-MEMO / @自室 / 記録 / guitar,gt / g-0902-5 / f-38.N type=blues-like,k.Em,R=5">
            <text:p>:VOICE-MEMO / @自室 / 記録 / guitar,gt / g-0902-5 / f-38.N type=blues-like,k.Em,R=5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09-02_18-10-15_000.m4a</text:p>
          </table:table-cell>
          <table:table-cell table:style-name="ce19" office:value-type="string">
            <text:p><text:span text:style-name="T1">:VOICE-MEMO / @</text:span><text:span text:style-name="T1">自室 </text:span><text:span text:style-name="T1">/ </text:span><text:span text:style-name="T1">記録 </text:span><text:span text:style-name="T1">/ guitar,gt / g-0902-6 / f-37 var-1,R=6,tab-diagram+</text:span></text:p>
          </table:table-cell>
          <table:table-cell table:style-name="ce3"/>
          <table:table-cell table:style-name="ce3"/>
          <table:table-cell table:style-name="ce3"/>
          <table:table-cell table:style-name="ce28" table:formula="of:=IF([.E26]=&quot;&quot;;[.C26];CONCATENATE([.C26];&quot; / &quot;;[.E26]))" office:value-type="string" office:string-value=":VOICE-MEMO / @自室 / 記録 / guitar,gt / g-0902-6 / f-37 var-1,R=6,tab-diagram+">
            <text:p>:VOICE-MEMO / @自室 / 記録 / guitar,gt / g-0902-6 / f-37 var-1,R=6,tab-diagram+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19-09-02_18-17-11_000.m4a</text:p>
          </table:table-cell>
          <table:table-cell table:style-name="ce19" office:value-type="string">
            <text:p><text:span text:style-name="T1">:VOICE-MEMO / @</text:span><text:span text:style-name="T1">自室 </text:span><text:span text:style-name="T1">/ </text:span><text:span text:style-name="T1">記録 </text:span><text:span text:style-name="T1">/ guitar,gt / g-0902-7 / c.p.-8.N ref=email-1,cp=Ⅳ-V-Ⅲm-Ⅵm~Ⅳ-V-I,R=7</text:span></text:p>
          </table:table-cell>
          <table:table-cell table:style-name="ce21"/>
          <table:table-cell table:style-name="ce3"/>
          <table:table-cell table:style-name="ce3"/>
          <table:table-cell table:style-name="ce28" table:formula="of:=IF([.E27]=&quot;&quot;;[.C27];CONCATENATE([.C27];&quot; / &quot;;[.E27]))" office:value-type="string" office:string-value=":VOICE-MEMO / @自室 / 記録 / guitar,gt / g-0902-7 / c.p.-8.N ref=email-1,cp=Ⅳ-V-Ⅲm-Ⅵm~Ⅳ-V-I,R=7">
            <text:p>:VOICE-MEMO / @自室 / 記録 / guitar,gt / g-0902-7 / c.p.-8.N ref=email-1,cp=Ⅳ-V-Ⅲm-Ⅵm~Ⅳ-V-I,R=7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19-09-09_17-06-31_000.mp3</text:p>
          </table:table-cell>
          <table:table-cell table:style-name="ce19" office:value-type="string">
            <text:p><text:span text:style-name="T1">:VOICE-MEMO / @</text:span><text:span text:style-name="T1">自室 </text:span><text:span text:style-name="T1">/ </text:span><text:span text:style-name="T1">記録 </text:span><text:span text:style-name="T1">/ guitar,gt / g-0909-?? / ??</text:span></text:p>
          </table:table-cell>
          <table:table-cell table:style-name="ce20"/>
          <table:table-cell table:style-name="ce3"/>
          <table:table-cell table:style-name="ce3"/>
          <table:table-cell table:style-name="ce28" table:formula="of:=IF([.E28]=&quot;&quot;;[.C28];CONCATENATE([.C28];&quot; / &quot;;[.E28]))" office:value-type="string" office:string-value=":VOICE-MEMO / @自室 / 記録 / guitar,gt / g-0909-?? / ??">
            <text:p>:VOICE-MEMO / @自室 / 記録 / guitar,gt / g-0909-?? / ??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19-09-09_17-10-24_000.mp3</text:p>
          </table:table-cell>
          <table:table-cell table:style-name="ce19" office:value-type="string">
            <text:p><text:span text:style-name="T1">:VOICE-MEMO / @</text:span><text:span text:style-name="T1">自室 </text:span><text:span text:style-name="T1">/ </text:span><text:span text:style-name="T1">記録 </text:span><text:span text:style-name="T1">/ guitar,gt / g-0909-?? / ??</text:span></text:p>
          </table:table-cell>
          <table:table-cell table:style-name="ce20"/>
          <table:table-cell table:style-name="ce3"/>
          <table:table-cell table:style-name="ce3"/>
          <table:table-cell table:style-name="ce28" table:formula="of:=IF([.E29]=&quot;&quot;;[.C29];CONCATENATE([.C29];&quot; / &quot;;[.E29]))" office:value-type="string" office:string-value=":VOICE-MEMO / @自室 / 記録 / guitar,gt / g-0909-?? / ??">
            <text:p>:VOICE-MEMO / @自室 / 記録 / guitar,gt / g-0909-?? / ??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19-12-11_17-34-09_000.mov</text:p>
          </table:table-cell>
          <table:table-cell table:style-name="ce6" office:value-type="string">
            <text:p>:VIDEO / @自宅 / メモ / guitar,gt / 演奏、play / g-1211-1 / fs-1 sn=1211-1,R=1</text:p>
          </table:table-cell>
          <table:table-cell table:style-name="ce12"/>
          <table:table-cell table:style-name="ce3"/>
          <table:table-cell table:style-name="ce3"/>
          <table:table-cell table:style-name="ce28" table:formula="of:=IF([.E30]=&quot;&quot;;[.C30];CONCATENATE([.C30];&quot; / &quot;;[.E30]))" office:value-type="string" office:string-value=":VIDEO / @自宅 / メモ / guitar,gt / 演奏、play / g-1211-1 / fs-1 sn=1211-1,R=1">
            <text:p>:VIDEO / @自宅 / メモ / guitar,gt / 演奏、play / g-1211-1 / fs-1 sn=1211-1,R=1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19-12-11_18-04-25_000.mov</text:p>
          </table:table-cell>
          <table:table-cell table:style-name="ce6" office:value-type="string">
            <text:p>:VIDEO / @自宅 / メモ / guitar,gt / 演奏、play / g-1211-2 / et-6 r,patt-23(1).n,for=flamenco:arpeggio,score+,chord=D△;A6;A+3;A6+5,tune=KA-1,(1)-1,(1)-2,(1)-3,R=2</text:p>
          </table:table-cell>
          <table:table-cell table:style-name="ce3"/>
          <table:table-cell table:style-name="ce3"/>
          <table:table-cell table:style-name="ce3"/>
          <table:table-cell table:style-name="ce28" table:formula="of:=IF([.E31]=&quot;&quot;;[.C31];CONCATENATE([.C31];&quot; / &quot;;[.E31]))" office:value-type="string" office:string-value=":VIDEO / @自宅 / メモ / guitar,gt / 演奏、play / g-1211-2 / et-6 r,patt-23(1).n,for=flamenco:arpeggio,score+,chord=D△;A6;A+3;A6+5,tune=KA-1,(1)-1,(1)-2,(1)-3,R=2">
            <text:p>:VIDEO / @自宅 / メモ / guitar,gt / 演奏、play / g-1211-2 / et-6 r,patt-23(1).n,for=flamenco:arpeggio,score+,chord=D△;A6;A+3;A6+5,tune=KA-1,(1)-1,(1)-2,(1)-3,R=2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19-12-11_18-28-16_000.mov</text:p>
          </table:table-cell>
          <table:table-cell table:style-name="ce6" office:value-type="string">
            <text:p>:VIDEO / @自宅 / メモ / guitar,gt / 演奏、play / g-1211-3 / et-6 r,patt-24(1).n,for=flamenco:alzapua,score~,tune=KA-1,R=3</text:p>
          </table:table-cell>
          <table:table-cell table:style-name="ce3"/>
          <table:table-cell table:style-name="ce3"/>
          <table:table-cell table:style-name="ce3"/>
          <table:table-cell table:style-name="ce28" table:formula="of:=IF([.E32]=&quot;&quot;;[.C32];CONCATENATE([.C32];&quot; / &quot;;[.E32]))" office:value-type="string" office:string-value=":VIDEO / @自宅 / メモ / guitar,gt / 演奏、play / g-1211-3 / et-6 r,patt-24(1).n,for=flamenco:alzapua,score~,tune=KA-1,R=3">
            <text:p>:VIDEO / @自宅 / メモ / guitar,gt / 演奏、play / g-1211-3 / et-6 r,patt-24(1).n,for=flamenco:alzapua,score~,tune=KA-1,R=3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33]=&quot;&quot;;[.C33];CONCATENATE([.C33];&quot; / &quot;;[.E33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34]=&quot;&quot;;[.C34];CONCATENATE([.C34];&quot; / &quot;;[.E34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35]=&quot;&quot;;[.C35];CONCATENATE([.C35];&quot; / &quot;;[.E35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36]=&quot;&quot;;[.C36];CONCATENATE([.C36];&quot; / &quot;;[.E36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37]=&quot;&quot;;[.C37];CONCATENATE([.C37];&quot; / &quot;;[.E37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38]=&quot;&quot;;[.C38];CONCATENATE([.C38];&quot; / &quot;;[.E3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8" table:formula="of:=IF([.E39]=&quot;&quot;;[.C39];CONCATENATE([.C39];&quot; / &quot;;[.E3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8" table:formula="of:=IF([.E40]=&quot;&quot;;[.C40];CONCATENATE([.C40];&quot; / &quot;;[.E40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20"/>
          <table:table-cell table:style-name="ce3"/>
          <table:table-cell table:style-name="ce3"/>
          <table:table-cell table:style-name="ce28" table:formula="of:=IF([.E41]=&quot;&quot;;[.C41];CONCATENATE([.C41];&quot; / &quot;;[.E41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2]=&quot;&quot;;[.C42];CONCATENATE([.C42];&quot; / &quot;;[.E42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3]=&quot;&quot;;[.C43];CONCATENATE([.C43];&quot; / &quot;;[.E43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4]=&quot;&quot;;[.C44];CONCATENATE([.C44];&quot; / &quot;;[.E44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5]=&quot;&quot;;[.C45];CONCATENATE([.C45];&quot; / &quot;;[.E45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6]=&quot;&quot;;[.C46];CONCATENATE([.C46];&quot; / &quot;;[.E46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7]=&quot;&quot;;[.C47];CONCATENATE([.C47];&quot; / &quot;;[.E47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8]=&quot;&quot;;[.C48];CONCATENATE([.C48];&quot; / &quot;;[.E4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9]=&quot;&quot;;[.C49];CONCATENATE([.C49];&quot; / &quot;;[.E4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50]=&quot;&quot;;[.C50];CONCATENATE([.C50];&quot; / &quot;;[.E50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8" table:formula="of:=IF([.E51]=&quot;&quot;;[.C51];CONCATENATE([.C51];&quot; / &quot;;[.E51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2]=&quot;&quot;;[.C52];CONCATENATE([.C52];&quot; / &quot;;[.E52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20"/>
          <table:table-cell table:style-name="ce3"/>
          <table:table-cell table:style-name="ce3"/>
          <table:table-cell table:style-name="ce28" table:formula="of:=IF([.E53]=&quot;&quot;;[.C53];CONCATENATE([.C53];&quot; / &quot;;[.E53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8" table:formula="of:=IF([.E54]=&quot;&quot;;[.C54];CONCATENATE([.C54];&quot; / &quot;;[.E54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5]=&quot;&quot;;[.C55];CONCATENATE([.C55];&quot; / &quot;;[.E55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6]=&quot;&quot;;[.C56];CONCATENATE([.C56];&quot; / &quot;;[.E56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57]=&quot;&quot;;[.C57];CONCATENATE([.C57];&quot; / &quot;;[.E57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58]=&quot;&quot;;[.C58];CONCATENATE([.C58];&quot; / &quot;;[.E5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59]=&quot;&quot;;[.C59];CONCATENATE([.C59];&quot; / &quot;;[.E5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8" table:formula="of:=IF([.E60]=&quot;&quot;;[.C60];CONCATENATE([.C60];&quot; / &quot;;[.E60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8" table:formula="of:=IF([.E61]=&quot;&quot;;[.C61];CONCATENATE([.C61];&quot; / &quot;;[.E61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8" table:formula="of:=IF([.E62]=&quot;&quot;;[.C62];CONCATENATE([.C62];&quot; / &quot;;[.E62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63]=&quot;&quot;;[.C63];CONCATENATE([.C63];&quot; / &quot;;[.E63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64]=&quot;&quot;;[.C64];CONCATENATE([.C64];&quot; / &quot;;[.E64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65]=&quot;&quot;;[.C65];CONCATENATE([.C65];&quot; / &quot;;[.E65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66]=&quot;&quot;;[.C66];CONCATENATE([.C66];&quot; / &quot;;[.E66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67]=&quot;&quot;;[.C67];CONCATENATE([.C67];&quot; / &quot;;[.E67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68]=&quot;&quot;;[.C68];CONCATENATE([.C68];&quot; / &quot;;[.E6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69]=&quot;&quot;;[.C69];CONCATENATE([.C69];&quot; / &quot;;[.E6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8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2"/>
          <table:table-cell table:number-columns-repeated="3"/>
          <table:table-cell table:style-name="ce28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float" office:value="24">
            <text:p>24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4" office:value-type="float" office:value="32">
            <text:p>32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4" office:value-type="float" office:value="32">
            <text:p>32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5" table:formula="of:=COUNTBLANK([.$C$2:.C3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5" table:formula="of:=COUNTIF([.$C$2:.$C32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5" table:formula="of:=SUM(XXX_music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5" table:formula="of:=COUNTA([.$B$2:.$B32])" office:value-type="float" office:value="31">
            <text:p>31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5" table:formula="of:=COUNTIF([.$C$2:.$C32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5" table:formula="of:=COUNTIF([.$C$2:.$C32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5" table:formula="of:=COUNTIF([.$C$2:.$C32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5" table:formula="of:=COUNTIF([.$C$2:.$C32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5" table:formula="of:=COUNTIF([.$C$2:.$C32];[.B326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5" table:formula="of:=COUNTIF([.$C$2:.$C32];[.B326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5" table:formula="of:=COUNTIF([.$C$2:.$C25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5" table:formula="of:=COUNTIF([.$C$2:.$C32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4" office:value-type="string">
            <text:p>:m :PHOTO 寝た時刻 / 2019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:PHOTO 起きた時刻 / 2019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6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7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XXX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8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 table:number-rows-repeated="295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30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2">2019/12/12</text:date>, <text:time>09:18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2-12T09:18:16.17</dc:date>
    <dc:creator>iwabuchi ken</dc:creator>
    <meta:editing-duration>P14DT13H3M45S</meta:editing-duration>
    <meta:editing-cycles>5852</meta:editing-cycles>
    <meta:document-statistic meta:table-count="1" meta:cell-count="779" meta:object-count="0"/>
  </office:meta>
</office:document-meta>
</file>